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7.21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30.04mm"/>
    </style:style>
    <style:style style:name="co5" style:family="table-column">
      <style:table-column-properties fo:break-before="auto" style:column-width="43.37mm"/>
    </style:style>
    <style:style style:name="co6" style:family="table-column">
      <style:table-column-properties fo:break-before="auto" style:column-width="30.85mm"/>
    </style:style>
    <style:style style:name="co7" style:family="table-column">
      <style:table-column-properties fo:break-before="auto" style:column-width="16.05mm"/>
    </style:style>
    <style:style style:name="co8" style:family="table-column">
      <style:table-column-properties fo:break-before="auto" style:column-width="39.76mm"/>
    </style:style>
    <style:style style:name="co9" style:family="table-column">
      <style:table-column-properties fo:break-before="auto" style:column-width="20.69mm"/>
    </style:style>
    <style:style style:name="co10" style:family="table-column">
      <style:table-column-properties fo:break-before="auto" style:column-width="37.57mm"/>
    </style:style>
    <style:style style:name="ro1" style:family="table-row">
      <style:table-row-properties style:row-height="12.95mm" fo:break-before="auto" style:use-optimal-row-height="false"/>
    </style:style>
    <style:style style:name="ro2" style:family="table-row">
      <style:table-row-properties style:row-height="8.45mm" fo:break-before="auto" style:use-optimal-row-height="false"/>
    </style:style>
    <style:style style:name="ro3" style:family="table-row">
      <style:table-row-properties style:row-height="14.8mm" fo:break-before="auto" style:use-optimal-row-height="false"/>
    </style:style>
    <style:style style:name="ro4" style:family="table-row">
      <style:table-row-properties style:row-height="13.74mm" fo:break-before="auto" style:use-optimal-row-height="false"/>
    </style:style>
    <style:style style:name="ro5" style:family="table-row">
      <style:table-row-properties style:row-height="15.59mm" fo:break-before="auto" style:use-optimal-row-height="false"/>
    </style:style>
    <style:style style:name="ro6" style:family="table-row">
      <style:table-row-properties style:row-height="14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2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" table:number-columns-repeated="1011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Left side, kg/m2</text:p>
          </table:table-cell>
          <table:table-cell table:style-name="ce3" office:value-type="string" calcext:value-type="string">
            <text:p>Cavity depth,mm</text:p>
          </table:table-cell>
          <table:table-cell table:style-name="ce3" office:value-type="string" calcext:value-type="string">
            <text:p>Stud</text:p>
          </table:table-cell>
          <table:table-cell table:style-name="ce3" office:value-type="string" calcext:value-type="string">
            <text:p>Resilient bar</text:p>
          </table:table-cell>
          <table:table-cell table:style-name="ce3" office:value-type="string" calcext:value-type="string">
            <text:p>Absorbing thickness, mm</text:p>
          </table:table-cell>
          <table:table-cell table:style-name="ce3" office:value-type="string" calcext:value-type="string">
            <text:p>Right side, kg/m2</text:p>
          </table:table-cell>
          <table:table-cell table:style-name="ce3" office:value-type="string" calcext:value-type="string">
            <text:p>Rw, dB</text:p>
          </table:table-cell>
          <table:table-cell table:style-name="ce1"/>
          <table:table-cell table:style-name="ce3" office:value-type="string" calcext:value-type="string">
            <text:p>Board name</text:p>
          </table:table-cell>
          <table:table-cell table:style-name="ce5" office:value-type="string" calcext:value-type="string">
            <text:p>Thickness</text:p>
          </table:table-cell>
          <table:table-cell table:style-name="ce3" office:value-type="string" calcext:value-type="string">
            <text:p>Surface density, kg/m2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A206A198</text:p>
          </table:table-cell>
          <table:table-cell table:style-name="ce1" office:value-type="string" calcext:value-type="string">
            <text:p>2 no. 12.5 mm SoundBlock + 70mm Acoustud (25 mm apr) + 2 no. 12.5 mm SoundBlock</text:p>
          </table:table-cell>
          <table:table-cell table:style-name="ce3" table:formula="of:=2*[.M18]" office:value-type="float" office:value="21.2" calcext:value-type="float">
            <text:p>21.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Acoustu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[.M18]*2" office:value-type="float" office:value="21.2" calcext:value-type="float">
            <text:p>21.2</text:p>
          </table:table-cell>
          <table:table-cell table:style-name="ce3" office:value-type="float" office:value="58" calcext:value-type="float">
            <text:p>58</text:p>
          </table:table-cell>
          <table:table-cell table:style-name="ce1"/>
          <table:table-cell table:style-name="ce3" office:value-type="string" calcext:value-type="string">
            <text:p>Gyproc WallBoard</text:p>
          </table:table-cell>
          <table:table-cell table:style-name="ce3" office:value-type="string" calcext:value-type="string">
            <text:p>9.5 mm</text:p>
          </table:table-cell>
          <table:table-cell table:style-name="ce3" office:value-type="float" office:value="6.3" calcext:value-type="float">
            <text:p>6.3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A206A291</text:p>
          </table:table-cell>
          <table:table-cell table:style-name="ce1" office:value-type="string" calcext:value-type="string">
            <text:p>2 no. 12.5 mm SoundBlock + 92mm <text:s/>Acoustud (50 mm apr) + 2 no. 12.5 mm SoundBlock</text:p>
          </table:table-cell>
          <table:table-cell table:style-name="ce3" table:formula="of:=2*[.M18]" office:value-type="float" office:value="21.2" calcext:value-type="float">
            <text:p>21.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Acoustu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2*[.M18]" office:value-type="float" office:value="21.2" calcext:value-type="float">
            <text:p>21.2</text:p>
          </table:table-cell>
          <table:table-cell table:style-name="ce3" office:value-type="float" office:value="58" calcext:value-type="float">
            <text:p>58</text:p>
          </table:table-cell>
          <table:table-cell table:style-name="ce1"/>
          <table:table-cell table:style-name="ce3"/>
          <table:table-cell table:style-name="ce3" office:value-type="string" calcext:value-type="string">
            <text:p>12.5 mm</text:p>
          </table:table-cell>
          <table:table-cell table:style-name="ce3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A206A292</text:p>
          </table:table-cell>
          <table:table-cell table:style-name="ce1" office:value-type="string" calcext:value-type="string">
            <text:p>2 no. 12.5 mm SoundBlock + 92mm <text:s/>Acoustud (100 mm apr) + 2 no. 12.5 mm SoundBlock</text:p>
          </table:table-cell>
          <table:table-cell table:style-name="ce3" table:formula="of:=2*[.M18]" office:value-type="float" office:value="21.2" calcext:value-type="float">
            <text:p>21.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Acoustu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2*[.M18]" office:value-type="float" office:value="21.2" calcext:value-type="float">
            <text:p>21.2</text:p>
          </table:table-cell>
          <table:table-cell table:style-name="ce3" office:value-type="float" office:value="59" calcext:value-type="float">
            <text:p>59</text:p>
          </table:table-cell>
          <table:table-cell table:style-name="ce1"/>
          <table:table-cell table:style-name="ce3"/>
          <table:table-cell table:style-name="ce3" office:value-type="string" calcext:value-type="string">
            <text:p>15 mm</text:p>
          </table:table-cell>
          <table:table-cell table:style-name="ce3" office:value-type="float" office:value="9.8" calcext:value-type="float">
            <text:p>9.8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A206211</text:p>
          </table:table-cell>
          <table:table-cell table:style-name="ce1" office:value-type="string" calcext:value-type="string">
            <text:p>2 no. 15 mm SoundBlock +146mm <text:s/>C stud (25 mm apr) + 2 no. 15 mm SoundBlock</text:p>
          </table:table-cell>
          <table:table-cell table:style-name="ce3" table:formula="of:=2*[.M19]" office:value-type="float" office:value="25.2" calcext:value-type="float">
            <text:p>25.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C-stu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2*[.M19]" office:value-type="float" office:value="25.2" calcext:value-type="float">
            <text:p>25.2</text:p>
          </table:table-cell>
          <table:table-cell table:style-name="ce3" office:value-type="float" office:value="58" calcext:value-type="float">
            <text:p>58</text:p>
          </table:table-cell>
          <table:table-cell table:style-name="ce1"/>
          <table:table-cell table:style-name="ce3" table:number-columns-repeated="3"/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A206243</text:p>
          </table:table-cell>
          <table:table-cell table:style-name="ce1" office:value-type="string" calcext:value-type="string">
            <text:p>2 no. 15 mm SoundBlock +146mm <text:s/>C stud (50 mm apr) + 2 no. 15 mm SoundBlock</text:p>
          </table:table-cell>
          <table:table-cell table:style-name="ce3" table:formula="of:=2*[.M19]" office:value-type="float" office:value="25.2" calcext:value-type="float">
            <text:p>25.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C-stu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2*[.M19]" office:value-type="float" office:value="25.2" calcext:value-type="float">
            <text:p>25.2</text:p>
          </table:table-cell>
          <table:table-cell table:style-name="ce3" office:value-type="float" office:value="59" calcext:value-type="float">
            <text:p>59</text:p>
          </table:table-cell>
          <table:table-cell table:style-name="ce1"/>
          <table:table-cell table:style-name="ce3" office:value-type="string" calcext:value-type="string">
            <text:p>Gyproc plank (WallBoard)</text:p>
          </table:table-cell>
          <table:table-cell table:style-name="ce3" office:value-type="string" calcext:value-type="string">
            <text:p>19 mm</text:p>
          </table:table-cell>
          <table:table-cell table:style-name="ce3" office:value-type="float" office:value="15" calcext:value-type="float">
            <text:p>15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A206A179</text:p>
          </table:table-cell>
          <table:table-cell table:style-name="ce1" office:value-type="string" calcext:value-type="string">
            <text:p>2 no. 15 mm SoundBlock +146mm <text:s/>Acoustud + 2 no. 15 mm SoundBlock</text:p>
          </table:table-cell>
          <table:table-cell table:style-name="ce3" table:formula="of:=2*[.M19]" office:value-type="float" office:value="25.2" calcext:value-type="float">
            <text:p>25.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Acoustu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2*[.M19]" office:value-type="float" office:value="25.2" calcext:value-type="float">
            <text:p>25.2</text:p>
          </table:table-cell>
          <table:table-cell table:style-name="ce3" office:value-type="float" office:value="59" calcext:value-type="float">
            <text:p>59</text:p>
          </table:table-cell>
          <table:table-cell table:style-name="ce1"/>
          <table:table-cell table:style-name="ce3" office:value-type="string" calcext:value-type="string">
            <text:p>Gyproc WallBoard TEN</text:p>
          </table:table-cell>
          <table:table-cell table:style-name="ce3" office:value-type="string" calcext:value-type="string">
            <text:p>12.5 mm</text:p>
          </table:table-cell>
          <table:table-cell table:style-name="ce3" office:value-type="float" office:value="10" calcext:value-type="float">
            <text:p>10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A206A243</text:p>
          </table:table-cell>
          <table:table-cell table:style-name="ce1" office:value-type="string" calcext:value-type="string">
            <text:p>2 no. 15 mm SoundBlock +146mm <text:s/>Acoustud (50 mm apr) + 2 no. 15 mm SoundBlock</text:p>
          </table:table-cell>
          <table:table-cell table:style-name="ce3" table:formula="of:=2*[.M19]" office:value-type="float" office:value="25.2" calcext:value-type="float">
            <text:p>25.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Acoustu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2*[.M19]" office:value-type="float" office:value="25.2" calcext:value-type="float">
            <text:p>25.2</text:p>
          </table:table-cell>
          <table:table-cell table:style-name="ce3" office:value-type="float" office:value="61" calcext:value-type="float">
            <text:p>61</text:p>
          </table:table-cell>
          <table:table-cell table:style-name="ce1"/>
          <table:table-cell table:style-name="ce3" office:value-type="string" calcext:value-type="string">
            <text:p>Gyproc moisture resistant</text:p>
          </table:table-cell>
          <table:table-cell table:style-name="ce3" office:value-type="string" calcext:value-type="string">
            <text:p>12.5 mm</text:p>
          </table:table-cell>
          <table:table-cell table:style-name="ce3" office:value-type="float" office:value="8.6" calcext:value-type="float">
            <text:p>8.6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A206A255</text:p>
          </table:table-cell>
          <table:table-cell table:style-name="ce1" office:value-type="string" calcext:value-type="string">
            <text:p>2 no. 15 mm SoundBlock +146mm <text:s/>Acoustud (50 mm apr) + 2 no. 15 mm SoundBlock</text:p>
          </table:table-cell>
          <table:table-cell table:style-name="ce3" table:formula="of:=2*[.M19]" office:value-type="float" office:value="25.2" calcext:value-type="float">
            <text:p>25.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Acoustu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formula="of:=2*[.M19]" office:value-type="float" office:value="25.2" calcext:value-type="float">
            <text:p>25.2</text:p>
          </table:table-cell>
          <table:table-cell table:style-name="ce3" office:value-type="float" office:value="61" calcext:value-type="float">
            <text:p>61</text:p>
          </table:table-cell>
          <table:table-cell table:style-name="ce1"/>
          <table:table-cell table:style-name="ce3"/>
          <table:table-cell table:style-name="ce3" office:value-type="string" calcext:value-type="string">
            <text:p>15 mm</text:p>
          </table:table-cell>
          <table:table-cell table:style-name="ce3" office:value-type="float" office:value="10.1" calcext:value-type="float">
            <text:p>10.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X606A007</text:p>
          </table:table-cell>
          <table:table-cell table:style-name="ce1" office:value-type="string" calcext:value-type="string">
            <text:p>1 no. 12.5 mm Rigidur H +1 no. 15 mm SoundBloc + 70 mm Acoustud (25 mm apr)+ 1 no. 15 mm SoundBloc + 1 no. 12.5 mm Rigidur H</text:p>
          </table:table-cell>
          <table:table-cell table:style-name="ce3" table:formula="of:=[.M19]+[.M22]" office:value-type="float" office:value="27.6" calcext:value-type="float">
            <text:p>27.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Acoustu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[.$M$19]+[.$M$22]" office:value-type="float" office:value="27.6" calcext:value-type="float">
            <text:p>27.6</text:p>
          </table:table-cell>
          <table:table-cell table:style-name="ce3" office:value-type="float" office:value="58" calcext:value-type="float">
            <text:p>58</text:p>
          </table:table-cell>
          <table:table-cell table:style-name="ce1"/>
          <table:table-cell table:style-name="ce3" table:number-columns-repeated="3"/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X606A013</text:p>
          </table:table-cell>
          <table:table-cell table:style-name="ce1" office:value-type="string" calcext:value-type="string">
            <text:p>1 no. 12.5 mm Rigidur H +1 no. 15 mm SoundBloc + 146 mm Acoustud (25 mm apr)+ 1 no. 15 mm SoundBloc + 1 no. 12.5 mm Rigidur H</text:p>
          </table:table-cell>
          <table:table-cell table:style-name="ce3" table:formula="of:=[.$M$19]+[.$M$22]" office:value-type="float" office:value="27.6" calcext:value-type="float">
            <text:p>27.6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Acoustu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[.$M$19]+[.$M$22]" office:value-type="float" office:value="27.6" calcext:value-type="float">
            <text:p>27.6</text:p>
          </table:table-cell>
          <table:table-cell table:style-name="ce3" office:value-type="float" office:value="60" calcext:value-type="float">
            <text:p>60</text:p>
          </table:table-cell>
          <table:table-cell table:style-name="ce1"/>
          <table:table-cell table:style-name="ce3" table:number-columns-repeated="3"/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X606A013</text:p>
          </table:table-cell>
          <table:table-cell table:style-name="ce1" office:value-type="string" calcext:value-type="string">
            <text:p>1 no. 12.5 mm Rigidur H +1 no. 15 mm SoundBloc + 146 mm Acoustud (50 mm apr)+ 1 no. 15 mm SoundBloc + 1 no. 12.5 mm Rigidur H</text:p>
          </table:table-cell>
          <table:table-cell table:style-name="ce3" table:formula="of:=[.$M$19]+[.$M$22]" office:value-type="float" office:value="27.6" calcext:value-type="float">
            <text:p>27.6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Acoustu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[.$M$19]+[.$M$22]" office:value-type="float" office:value="27.6" calcext:value-type="float">
            <text:p>27.6</text:p>
          </table:table-cell>
          <table:table-cell table:style-name="ce3" office:value-type="float" office:value="62" calcext:value-type="float">
            <text:p>62</text:p>
          </table:table-cell>
          <table:table-cell table:style-name="ce1"/>
          <table:table-cell table:style-name="ce3" table:number-columns-repeated="3"/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A233007/027</text:p>
          </table:table-cell>
          <table:table-cell table:style-name="ce1" office:value-type="string" calcext:value-type="string">
            <text:p>2 no. 12.5 mm SoundBloc + 92 mm I Stud Staggered at 300 mm centres with 148 mm cavity (50 mm apr) + 2 no. 12.5 mm SoundBloc </text:p>
          </table:table-cell>
          <table:table-cell table:style-name="ce3" table:formula="of:=2*[.$M$18]" office:value-type="float" office:value="21.2" calcext:value-type="float">
            <text:p>21.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Staggered I-stu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2*[.$M$18]" office:value-type="float" office:value="21.2" calcext:value-type="float">
            <text:p>21.2</text:p>
          </table:table-cell>
          <table:table-cell table:style-name="ce3" office:value-type="float" office:value="61" calcext:value-type="float">
            <text:p>61</text:p>
          </table:table-cell>
          <table:table-cell table:style-name="ce1"/>
          <table:table-cell table:style-name="ce3" table:number-columns-repeated="3"/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A233008/028</text:p>
          </table:table-cell>
          <table:table-cell table:style-name="ce1" office:value-type="string" calcext:value-type="string">
            <text:p>2 no. 15 mm SoundBloc + 92 mm I Stud Staggered at 300 mm centres with 148 mm cavity (50 mm apr) + 2 no. 15 mm SoundBloc </text:p>
          </table:table-cell>
          <table:table-cell table:style-name="ce3" table:formula="of:=2*[.$M$19]" office:value-type="float" office:value="25.2" calcext:value-type="float">
            <text:p>25.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Staggered I-stu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2*[.$M$19]" office:value-type="float" office:value="25.2" calcext:value-type="float">
            <text:p>25.2</text:p>
          </table:table-cell>
          <table:table-cell table:style-name="ce3" office:value-type="float" office:value="62" calcext:value-type="float">
            <text:p>62</text:p>
          </table:table-cell>
          <table:table-cell table:style-name="ce1"/>
          <table:table-cell table:style-name="ce3" table:number-columns-repeated="3"/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A316008</text:p>
          </table:table-cell>
          <table:table-cell table:style-name="ce1" office:value-type="string" calcext:value-type="string">
            <text:p>2 no. 12.5 mm SoundBlock + 70mm C-stud <text:s/>(resi bar one side,50mm apr) + 2 no. 12.5 mm SoundBlock</text:p>
          </table:table-cell>
          <table:table-cell table:style-name="ce3" table:formula="of:=2*[.M18]" office:value-type="float" office:value="21.2" calcext:value-type="float">
            <text:p>21.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C-stu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2*[.M18]" office:value-type="float" office:value="21.2" calcext:value-type="float">
            <text:p>21.2</text:p>
          </table:table-cell>
          <table:table-cell table:style-name="ce3" office:value-type="float" office:value="61" calcext:value-type="float">
            <text:p>61</text:p>
          </table:table-cell>
          <table:table-cell table:style-name="ce1"/>
          <table:table-cell table:style-name="ce3" office:value-type="string" calcext:value-type="string">
            <text:p>Gyproc FireLine</text:p>
          </table:table-cell>
          <table:table-cell table:style-name="ce3" office:value-type="string" calcext:value-type="string">
            <text:p>12.5 mm</text:p>
          </table:table-cell>
          <table:table-cell table:style-name="ce3" office:value-type="float" office:value="9.8" calcext:value-type="float">
            <text:p>9.8</text:p>
          </table:table-cell>
          <table:table-cell table:style-name="ce1" table:number-columns-repeated="1011"/>
        </table:table-row>
        <table:table-row table:style-name="ro2">
          <table:table-cell office:value-type="string" calcext:value-type="string">
            <text:p>A316012</text:p>
          </table:table-cell>
          <table:table-cell table:style-name="ce1" office:value-type="string" calcext:value-type="string">
            <text:p>2 no. 12.5 mm SoundBlock + 70mm C-stud <text:s/>(resi bar both sides,50mm apr) + 2 no. 12.5 mm SoundBlock</text:p>
          </table:table-cell>
          <table:table-cell table:formula="of:=2*[.M18]" office:value-type="float" office:value="21.2" calcext:value-type="float">
            <text:p>21.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-stud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2*[.M18]" office:value-type="float" office:value="21.2" calcext:value-type="float">
            <text:p>21.2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15 mm</text:p>
          </table:table-cell>
          <table:table-cell office:value-type="float" office:value="11.7" calcext:value-type="float">
            <text:p>11.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316014</text:p>
          </table:table-cell>
          <table:table-cell table:style-name="ce1" office:value-type="string" calcext:value-type="string">
            <text:p>2 no. 12.5 mm SoundBlock + 92mm C-stud <text:s/>(resi bar one side,50mm apr) + 2 no. 12.5 mm SoundBlock</text:p>
          </table:table-cell>
          <table:table-cell office:value-type="float" office:value="21.2" calcext:value-type="float">
            <text:p>21.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-stud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1.2" calcext:value-type="float">
            <text:p>21.2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Gyproc CoreBoard</text:p>
          </table:table-cell>
          <table:table-cell office:value-type="string" calcext:value-type="string">
            <text:p>19 mm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316015</text:p>
          </table:table-cell>
          <table:table-cell table:style-name="ce1" office:value-type="string" calcext:value-type="string">
            <text:p>2 no. 12.5 mm SoundBlock + 70mm C-stud <text:s/>(resi bar both sides,50mm apr) + 2 no. 12.5 mm SoundBlock</text:p>
          </table:table-cell>
          <table:table-cell office:value-type="float" office:value="21.2" calcext:value-type="float">
            <text:p>21.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-stud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.2" calcext:value-type="float">
            <text:p>21.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Gyproc SoundBoc</text:p>
          </table:table-cell>
          <table:table-cell office:value-type="string" calcext:value-type="string">
            <text:p>12.5 mm</text:p>
          </table:table-cell>
          <table:table-cell office:value-type="float" office:value="10.6" calcext:value-type="float">
            <text:p>10.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316016</text:p>
          </table:table-cell>
          <table:table-cell table:style-name="ce1" office:value-type="string" calcext:value-type="string">
            <text:p>2 no. 12.5 mm SoundBlock + 146 mm C-stud <text:s/>(resi bar one side,50mm apr) + 2 no. 12.5 mm SoundBlock</text:p>
          </table:table-cell>
          <table:table-cell office:value-type="float" office:value="21.2" calcext:value-type="float">
            <text:p>21.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-stud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1.2" calcext:value-type="float">
            <text:p>21.2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15 mm</text:p>
          </table:table-cell>
          <table:table-cell office:value-type="float" office:value="12.6" calcext:value-type="float">
            <text:p>12.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316018</text:p>
          </table:table-cell>
          <table:table-cell table:style-name="ce1" office:value-type="string" calcext:value-type="string">
            <text:p>2 no. 12.5 mm SoundBlock + 146mm C-stud <text:s/>(resi bar both sides,50mm apr) + 2 no. 12.5 mm SoundBlock</text:p>
          </table:table-cell>
          <table:table-cell office:value-type="float" office:value="21.2" calcext:value-type="float">
            <text:p>21.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-stud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.2" calcext:value-type="float">
            <text:p>21.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Gyproc SoundBloc F</text:p>
          </table:table-cell>
          <table:table-cell office:value-type="string" calcext:value-type="string">
            <text:p>15 mm</text:p>
          </table:table-cell>
          <table:table-cell office:value-type="float" office:value="13.5" calcext:value-type="float">
            <text:p>13.5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A316009</text:p>
          </table:table-cell>
          <table:table-cell table:style-name="ce1" office:value-type="string" calcext:value-type="string">
            <text:p>2 no. 15 mm SoundBlock + 70mm C-stud <text:s/>(resi bar one side,50mm apr) + 2 no. 15 mm SoundBlock</text:p>
          </table:table-cell>
          <table:table-cell table:style-name="ce3" office:value-type="float" office:value="25.2" calcext:value-type="float">
            <text:p>25.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C-stu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.2" calcext:value-type="float">
            <text:p>25.2</text:p>
          </table:table-cell>
          <table:table-cell table:style-name="ce3" office:value-type="float" office:value="62" calcext:value-type="float">
            <text:p>62</text:p>
          </table:table-cell>
          <table:table-cell/>
          <table:table-cell office:value-type="string" calcext:value-type="string">
            <text:p>Gyproc DuraLine</text:p>
          </table:table-cell>
          <table:table-cell office:value-type="string" calcext:value-type="string">
            <text:p>15 mm</text:p>
          </table:table-cell>
          <table:table-cell office:value-type="float" office:value="13.9" calcext:value-type="float">
            <text:p>13.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316013</text:p>
          </table:table-cell>
          <table:table-cell table:style-name="ce1" office:value-type="string" calcext:value-type="string">
            <text:p>2 no. 15 mm SoundBlock + 70mm C-stud <text:s/>(resi bar both sides,50mm apr) + 2 no. 15 mm SoundBlock</text:p>
          </table:table-cell>
          <table:table-cell table:style-name="ce3" office:value-type="float" office:value="25.2" calcext:value-type="float">
            <text:p>25.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-stud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25.2" calcext:value-type="float">
            <text:p>25.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igidur H</text:p>
          </table:table-cell>
          <table:table-cell office:value-type="string" calcext:value-type="string">
            <text:p>12.5 mm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A316017</text:p>
          </table:table-cell>
          <table:table-cell table:style-name="ce1" office:value-type="string" calcext:value-type="string">
            <text:p>2 no. 15 mm SoundBlock + 146mm C-stud <text:s/>(resi bar one side,50mm apr) + 2 no. 15 mm SoundBlock</text:p>
          </table:table-cell>
          <table:table-cell table:style-name="ce3" office:value-type="float" office:value="25.2" calcext:value-type="float">
            <text:p>25.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C-stu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.2" calcext:value-type="float">
            <text:p>25.2</text:p>
          </table:table-cell>
          <table:table-cell table:style-name="ce3" office:value-type="float" office:value="62" calcext:value-type="float">
            <text:p>62</text:p>
          </table:table-cell>
          <table:table-cell/>
          <table:table-cell table:style-name="Default"/>
          <table:table-cell office:value-type="string" calcext:value-type="string">
            <text:p>15.0 mm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316019</text:p>
          </table:table-cell>
          <table:table-cell table:style-name="ce1" office:value-type="string" calcext:value-type="string">
            <text:p>2 no. 15 mm SoundBlock + 146mm C-stud <text:s/>(resi bar both sides,50mm apr) + 2 no. 15 mm SoundBlock</text:p>
          </table:table-cell>
          <table:table-cell table:style-name="ce3" office:value-type="float" office:value="25.2" calcext:value-type="float">
            <text:p>25.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-stud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25.2" calcext:value-type="float">
            <text:p>25.2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office:value-type="string" calcext:value-type="string">
            <text:p>A316011</text:p>
          </table:table-cell>
          <table:table-cell table:style-name="ce1" office:value-type="string" calcext:value-type="string">
            <text:p>1 no. 12.5 mm SoundBlock + 19 mm plank + 70mm C-stud <text:s/>(resi bar one side,50mm apr) + 1 no. 19 mm plank + 1 no. 12.5 mm SoundBlock</text:p>
          </table:table-cell>
          <table:table-cell table:formula="of:=[.M18]+[.M6]" office:value-type="float" office:value="25.6" calcext:value-type="float">
            <text:p>25.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-stud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M18]+[.M6]" office:value-type="float" office:value="25.6" calcext:value-type="float">
            <text:p>25.6</text:p>
          </table:table-cell>
          <table:table-cell office:value-type="float" office:value="63" calcext:value-type="float">
            <text:p>63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office:value-type="string" calcext:value-type="string">
            <text:p>A216001</text:p>
          </table:table-cell>
          <table:table-cell table:style-name="ce1" office:value-type="string" calcext:value-type="string">
            <text:p>1 no. 12.5 mm SoundBloc + 1 no. 19 mm Gyproc plank + 2 no. 50 C-stud braced at max. 1200 mm centres + 1 no. 19 mm Gyproc plank + 1 no. 12.5 mm SoundBloc</text:p>
          </table:table-cell>
          <table:table-cell table:formula="of:=[.$M$18]+[.$M$6]" office:value-type="float" office:value="25.6" calcext:value-type="float">
            <text:p>25.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C-stud braced at 1200mm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$M$18]+[.$M$6]" office:value-type="float" office:value="25.6" calcext:value-type="float">
            <text:p>25.6</text:p>
          </table:table-cell>
          <table:table-cell office:value-type="float" office:value="61" calcext:value-type="float">
            <text:p>61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4">
          <table:table-cell office:value-type="string" calcext:value-type="string">
            <text:p>A216009</text:p>
          </table:table-cell>
          <table:table-cell table:style-name="ce1" office:value-type="string" calcext:value-type="string">
            <text:p>2 no. 15 mm SoundBloc + 2 no. 50 C-stud braced at max. 1200 mm centres (50 mm apr) + 12 no. 15 mm SoundBloc</text:p>
          </table:table-cell>
          <table:table-cell table:formula="of:=[.$M$19]*2" office:value-type="float" office:value="25.2" calcext:value-type="float">
            <text:p>25.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C-stud braced at 1200mm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.$M$19]*2" office:value-type="float" office:value="25.2" calcext:value-type="float">
            <text:p>25.2</text:p>
          </table:table-cell>
          <table:table-cell office:value-type="float" office:value="62" calcext:value-type="float">
            <text:p>6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216011</text:p>
          </table:table-cell>
          <table:table-cell table:style-name="ce1" office:value-type="string" calcext:value-type="string">
            <text:p>2 no. 15 mm SoundBloc + 2 no. 50 C-stud braced at max. 1200 mm centres (75 mm apr) + 12 no. 15 mm SoundBloc</text:p>
          </table:table-cell>
          <table:table-cell table:formula="of:=[.$M$19]*2" office:value-type="float" office:value="25.2" calcext:value-type="float">
            <text:p>25.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-stud braced at 1200mm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[.$M$19]*2" office:value-type="float" office:value="25.2" calcext:value-type="float">
            <text:p>25.2</text:p>
          </table:table-cell>
          <table:table-cell office:value-type="float" office:value="63" calcext:value-type="float">
            <text:p>63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5">
          <table:table-cell office:value-type="string" calcext:value-type="string">
            <text:p>A216002</text:p>
          </table:table-cell>
          <table:table-cell table:style-name="ce1" office:value-type="string" calcext:value-type="string">
            <text:p>1 no. 12.5 mm SoundBloc + 1 no. 19 mm Gyproc plank + 2 no. 50 C-stud braced at max. 1200 mm centres + 1 no. 19 mm Gyproc plank + 1 no. 12.5 mm SoundBloc</text:p>
          </table:table-cell>
          <table:table-cell table:formula="of:=[.$M$18]+[.$M$6]" office:value-type="float" office:value="25.6" calcext:value-type="float">
            <text:p>25.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-stud braced at 1200mm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$M$18]+[.$M$6]" office:value-type="float" office:value="25.6" calcext:value-type="float">
            <text:p>25.6</text:p>
          </table:table-cell>
          <table:table-cell office:value-type="float" office:value="62" calcext:value-type="float">
            <text:p>6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216008</text:p>
          </table:table-cell>
          <table:table-cell table:style-name="ce1" office:value-type="string" calcext:value-type="string">
            <text:p>2 no. 15 mm SoundBloc + 2 no. 50 C-stud braced at max. 1200 mm centres (75 mm apr) + 12 no. 15 mm SoundBloc</text:p>
          </table:table-cell>
          <table:table-cell table:formula="of:=[.$M$19]*2" office:value-type="float" office:value="25.2" calcext:value-type="float">
            <text:p>25.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-stud braced at 1200mm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$M$19]*2" office:value-type="float" office:value="25.2" calcext:value-type="float">
            <text:p>25.2</text:p>
          </table:table-cell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A216014</text:p>
          </table:table-cell>
          <table:table-cell table:style-name="ce1" office:value-type="string" calcext:value-type="string">
            <text:p>2 no. 15 mm SoundBloc + 48 mm twin I stud separated completely (50 mm apr, 140 mm cavity) + <text:s/>2 no. 15 mm SoundBloc</text:p>
          </table:table-cell>
          <table:table-cell table:formula="of:=[.$M$19]*2" office:value-type="float" office:value="25.2" calcext:value-type="float">
            <text:p>25.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win I stud</text:p>
          </table:table-cell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09:02:44.770369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4:15:25.696115718</meta:creation-date>
    <dc:date>2018-01-02T10:23:36.592206354</dc:date>
    <meta:editing-duration>PT59M48S</meta:editing-duration>
    <meta:editing-cycles>9</meta:editing-cycles>
    <meta:generator>LibreOffice/5.1.6.2$Linux_X86_64 LibreOffice_project/10m0$Build-2</meta:generator>
    <meta:document-statistic meta:table-count="1" meta:cell-count="320" meta:object-count="0"/>
  </office:meta>
</office:document-meta>
</file>